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Title1-notes">
      <style:graphic-properties draw:stroke="none" draw:fill="none" draw:fill-color="#ffffff" fo:min-height="11.423cm"/>
    </style:style>
    <style:style style:name="P1" style:family="paragraph">
      <style:paragraph-properties fo:margin-left="0cm" fo:margin-right="0cm" fo:text-indent="0cm" style:punctuation-wrap="hanging" style:line-break="strict"/>
      <style:text-properties fo:font-size="48pt" style:font-size-asian="48pt" style:font-size-complex="48pt"/>
    </style:style>
    <style:style style:name="P2" style:family="paragraph">
      <style:paragraph-properties style:writing-mode="lr-tb" style:font-independent-line-spacing="true"/>
      <style:text-properties fo:font-size="48pt" style:font-size-asian="48pt" style:font-size-complex="48pt"/>
    </style:style>
    <style:style style:name="P3" style:family="paragraph">
      <style:paragraph-properties fo:margin-left="0cm" fo:margin-right="0cm" fo:margin-top="0.251cm" fo:margin-bottom="0.101cm" fo:line-height="125%" fo:text-align="start" fo:text-indent="0cm" style:punctuation-wrap="hanging" style:line-break="strict"/>
      <style:text-properties fo:font-size="48pt" style:font-size-asian="48pt" style:font-size-complex="48pt"/>
    </style:style>
    <style:style style:name="P4" style:family="paragraph">
      <style:paragraph-properties fo:line-height="125%" fo:text-align="start" style:writing-mode="lr-tb" style:font-independent-line-spacing="true"/>
      <style:text-properties fo:font-size="48pt" style:font-size-asian="48pt" style:font-size-complex="48pt"/>
    </style:style>
    <style:style style:name="P5" style:family="paragraph">
      <style:paragraph-properties style:writing-mode="lr-tb" style:font-independent-line-spacing="true"/>
    </style:style>
    <style:style style:name="T1" style:family="text">
      <style:text-properties fo:font-size="48pt" fo:language="pl" fo:country="PL" fo:font-weight="bold" style:font-size-asian="48pt" style:font-weight-asian="bold" style:font-size-complex="48pt" style:font-weight-complex="bold"/>
    </style:style>
    <style:style style:name="T2" style:family="text">
      <style:text-properties fo:font-size="48pt" fo:language="pl" fo:country="PL" style:font-size-asian="48pt" style:font-size-complex="48pt"/>
    </style:style>
    <style:style style:name="T3" style:family="text">
      <style:text-properties fo:font-size="48pt" fo:language="pl" fo:country="PL" fo:font-weight="normal" style:font-size-asian="48pt" style:font-weight-asian="normal" style:font-size-complex="48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style-name="gr1" draw:text-style-name="P2" draw:layer="layout" svg:width="21.621cm" svg:height="1.61cm" svg:x="2.54cm" svg:y="2.813cm">
          <text:list text:style-name="L1">
            <text:list-header>
              <text:p text:style-name="P1"><text:span text:style-name="T1">Stall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9.558cm" svg:height="9.401cm" svg:x="2.54cm" svg:y="5.331cm">
          <text:list text:style-name="L1">
            <text:list-header>
              <text:p text:style-name="P3"><text:span text:style-name="T2">You have explained a difficult concept, but your class did not understand anything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Title1" presentation:use-date-time-name="dtd1">
        <draw:custom-shape draw:style-name="gr1" draw:text-style-name="P2" draw:layer="layout" svg:width="21.621cm" svg:height="1.61cm" svg:x="2.54cm" svg:y="2.813cm">
          <text:list text:style-name="L1">
            <text:list-header>
              <text:p text:style-name="P1"><text:span text:style-name="T1">Off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9.558cm" svg:height="9.401cm" svg:x="2.54cm" svg:y="5.331cm">
          <text:list text:style-name="L1">
            <text:list-header>
              <text:p text:style-name="P3"><text:span text:style-name="T2">You have a course that requires students to search on the web, but the internet connection is broke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Title1" presentation:use-date-time-name="dtd1">
        <draw:custom-shape draw:style-name="gr1" draw:text-style-name="P2" draw:layer="layout" svg:width="21.621cm" svg:height="1.61cm" svg:x="2.54cm" svg:y="2.813cm">
          <text:list text:style-name="L1">
            <text:list-header>
              <text:p text:style-name="P1"><text:span text:style-name="T1">Aggres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9.558cm" svg:height="9.401cm" svg:x="2.54cm" svg:y="5.331cm">
          <text:list text:style-name="L1">
            <text:list-header>
              <text:p text:style-name="P3"><text:span text:style-name="T2">You have a hostile student that disturbs the lesson and becomes verbally aggressiv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Title1" presentation:use-date-time-name="dtd1">
        <draw:custom-shape draw:style-name="gr1" draw:text-style-name="P2" draw:layer="layout" svg:width="21.621cm" svg:height="1.61cm" svg:x="2.54cm" svg:y="2.813cm">
          <text:list text:style-name="L1">
            <text:list-header>
              <text:p text:style-name="P1"><text:span text:style-name="T1">After-lunch n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9.558cm" svg:height="9.401cm" svg:x="2.54cm" svg:y="5.331cm">
          <text:list text:style-name="L1">
            <text:list-header>
              <text:p text:style-name="P3"><text:span text:style-name="T2">You have lessons after lunch and your students have trouble concentrating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Title1" presentation:use-date-time-name="dtd1">
        <draw:custom-shape draw:style-name="gr1" draw:text-style-name="P2" draw:layer="layout" svg:width="21.621cm" svg:height="1.61cm" svg:x="2.54cm" svg:y="2.813cm">
          <text:list text:style-name="L1">
            <text:list-header>
              <text:p text:style-name="P1"><text:span text:style-name="T1">Background noi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9.558cm" svg:height="9.401cm" svg:x="2.54cm" svg:y="5.331cm">
          <text:list text:style-name="L1">
            <text:list-header>
              <text:p text:style-name="P3"><text:span text:style-name="T2">Your students are constantly chatting and murmuring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Title1" presentation:use-date-time-name="dtd1">
        <draw:custom-shape draw:style-name="gr1" draw:text-style-name="P2" draw:layer="layout" svg:width="21.621cm" svg:height="1.61cm" svg:x="2.54cm" svg:y="2.813cm">
          <text:list text:style-name="L1">
            <text:list-header>
              <text:p text:style-name="P1"><text:span text:style-name="T1">Einste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9.558cm" svg:height="9.401cm" svg:x="2.54cm" svg:y="5.331cm">
          <text:list text:style-name="L1">
            <text:list-header>
              <text:p text:style-name="P3"><text:span text:style-name="T2">You have a student that is far ahead of the rest of the class. He knows &amp; shows i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Title1" presentation:use-date-time-name="dtd1">
        <draw:custom-shape draw:style-name="gr1" draw:text-style-name="P2" draw:layer="layout" svg:width="21.621cm" svg:height="1.61cm" svg:x="2.54cm" svg:y="2.813cm">
          <text:list text:style-name="L1">
            <text:list-header>
              <text:p text:style-name="P1"><text:span text:style-name="T1">Twin pea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9.558cm" svg:height="9.401cm" svg:x="2.54cm" svg:y="5.331cm">
          <text:list text:style-name="L1">
            <text:list-header>
              <text:p text:style-name="P3"><text:span text:style-name="T2">Your class is divided in two: half know the subject well, the other half doesn't have a clu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Title1" presentation:use-date-time-name="dtd1">
        <draw:custom-shape draw:style-name="gr1" draw:text-style-name="P2" draw:layer="layout" svg:width="21.621cm" svg:height="1.61cm" svg:x="2.54cm" svg:y="2.813cm">
          <text:list text:style-name="L1">
            <text:list-header>
              <text:p text:style-name="P1"><text:span text:style-name="T1">Pitch bl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9.558cm" svg:height="9.401cm" svg:x="2.54cm" svg:y="5.331cm">
          <text:p text:style-name="P3"><text:span text:style-name="T2">You have prepared lots of slides. The projector breaks down 10 minutes before the lesson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Title1" presentation:use-date-time-name="dtd1">
        <draw:custom-shape draw:style-name="gr1" draw:text-style-name="P2" draw:layer="layout" svg:width="21.621cm" svg:height="1.61cm" svg:x="2.54cm" svg:y="2.813cm">
          <text:list text:style-name="L1">
            <text:list-header>
              <text:p text:style-name="P1"><text:span text:style-name="T1">Einsteins reven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0.32cm" svg:height="9.401cm" svg:x="2.54cm" svg:y="5.331cm">
          <text:list text:style-name="L1">
            <text:list-header>
              <text:p text:style-name="P3"><text:span text:style-name="T2">During your lesson, you figure out that your students know much more about the subject than you do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Title1" presentation:use-date-time-name="dtd1">
        <draw:custom-shape draw:style-name="gr1" draw:text-style-name="P2" draw:layer="layout" svg:width="21.621cm" svg:height="1.61cm" svg:x="2.54cm" svg:y="2.813cm">
          <text:list text:style-name="L1">
            <text:list-header>
              <text:p text:style-name="P1"><text:span text:style-name="T1">Stage f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9.558cm" svg:height="9.401cm" svg:x="2.54cm" svg:y="5.331cm">
          <text:list text:style-name="L1">
            <text:list-header>
              <text:p text:style-name="P3"><text:span text:style-name="T2">It's your first lesson.</text:span></text:p>
            </text:list-header>
            <text:list-item>
              <text:p text:style-name="P3"><text:span text:style-name="T2">You are </text:span><text:span text:style-name="T1">really </text:span><text:span text:style-name="T3">nervou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Title1" presentation:use-date-time-name="dtd1">
        <draw:custom-shape draw:style-name="gr1" draw:text-style-name="P2" draw:layer="layout" svg:width="21.621cm" svg:height="1.61cm" svg:x="2.54cm" svg:y="2.813cm">
          <text:list text:style-name="L1">
            <text:list-header>
              <text:p text:style-name="P1"><text:span text:style-name="T1">Out of 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9.558cm" svg:height="9.401cm" svg:x="2.54cm" svg:y="5.331cm">
          <text:list text:style-name="L1">
            <text:list-header>
              <text:p text:style-name="P3"><text:span text:style-name="T2">You have an hour left, but prepared material for two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Title1" presentation:use-date-time-name="dtd1">
        <draw:custom-shape draw:style-name="gr1" draw:text-style-name="P2" draw:layer="layout" svg:width="21.621cm" svg:height="1.61cm" svg:x="2.54cm" svg:y="2.813cm">
          <text:list text:style-name="L1">
            <text:list-header>
              <text:p text:style-name="P1"><text:span text:style-name="T1">Extra 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9.558cm" svg:height="9.401cm" svg:x="2.54cm" svg:y="5.331cm">
          <text:list text:style-name="L1">
            <text:list-header>
              <text:p text:style-name="P3"><text:span text:style-name="T2">You have two hours left, but prepared material for on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Title1" presentation:use-date-time-name="dtd1">
        <draw:custom-shape draw:style-name="gr4" draw:text-style-name="P2" draw:layer="Layout" svg:width="21.621cm" svg:height="1.61cm" svg:x="2.54cm" svg:y="2.813cm">
          <text:list text:style-name="L1">
            <text:list-header>
              <text:p text:style-name="P1"><text:span text:style-name="T1">What... TOMORROW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19.558cm" svg:height="9.401cm" svg:x="2.54cm" svg:y="5.331cm">
          <text:list text:style-name="L1">
            <text:list-header>
              <text:p text:style-name="P3"><text:span text:style-name="T2">You have 24 hours to prepare a two-hour lesson. Not a minute mor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Title1" presentation:use-date-time-name="dtd1">
        <draw:custom-shape draw:style-name="gr4" draw:text-style-name="P2" draw:layer="Layout" svg:width="21.621cm" svg:height="1.61cm" svg:x="2.54cm" svg:y="2.813cm">
          <text:list text:style-name="L1">
            <text:list-header>
              <text:p text:style-name="P1"><text:span text:style-name="T1">What... M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19.558cm" svg:height="9.401cm" svg:x="2.54cm" svg:y="5.331cm">
          <text:list text:style-name="L1">
            <text:list-header>
              <text:p text:style-name="P3"><text:span text:style-name="T2">You have to prepare a two-hour lesson on a subject you know very little abou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Arial Unicode MS1" style:font-family-asian="'Arial Unicode MS'" style:font-pitch-asian="variable" style:font-size-asian="28pt" style:font-style-asian="normal" style:font-weight-asian="normal" style:font-name-complex="Arial Unicode MS1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Arial Unicode MS1" style:font-family-asian="'Arial Unicode MS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Arial Unicode MS1" style:font-family-asian="'Arial Unicode MS'" style:font-pitch-asian="variable" style:font-size-asian="28pt" style:font-style-asian="normal" style:font-weight-asian="normal" style:font-name-complex="Arial Unicode MS1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Arial Unicode MS1" style:font-family-asian="'Arial Unicode MS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38cm" svg:height="3.985cm" svg:x="1.27cm" svg:y="0.352cm" presentation:class="title" presentation:placeholder="true">
        <draw:text-box/>
      </draw:frame>
      <draw:frame presentation:style-name="Default-outline1" draw:layer="backgroundobjects" svg:width="22.838cm" svg:height="12.551cm" svg:x="1.27cm" svg:y="4.445cm" presentation:class="outline" presentation:placeholder="true">
        <draw:text-box/>
      </draw:frame>
      <draw:frame presentation:style-name="Mpr1" draw:layer="backgroundobjects" svg:width="5.905cm" svg:height="1.033cm" svg:x="1.269cm" svg:y="17.63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279cm" svg:x="8.678cm" svg:y="17.524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05cm" svg:height="1.033cm" svg:x="18.202cm" svg:y="17.63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55cm" svg:height="34.684cm" svg:x="-32.774cm" svg:y="-32.77cm" presentation:class="page"/>
        <draw:frame presentation:style-name="Default-notes" draw:layer="backgroundobjects" svg:width="15.218cm" svg:height="11.40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2.838cm" svg:height="3.985cm" svg:x="1.27cm" svg:y="0.352cm" presentation:class="title" presentation:placeholder="true">
        <draw:text-box/>
      </draw:frame>
      <draw:frame presentation:style-name="Title1-outline1" draw:layer="backgroundobjects" svg:width="22.838cm" svg:height="12.551cm" svg:x="1.27cm" svg:y="4.445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755cm" svg:height="34.684cm" svg:x="-32.774cm" svg:y="-32.77cm" presentation:class="page"/>
        <draw:frame presentation:style-name="Title1-notes" draw:layer="backgroundobjects" svg:width="15.218cm" svg:height="11.40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ajd 1</dc:title>
    <meta:initial-creator> Kristian Rother</meta:initial-creator>
    <meta:creation-date>2011-02-07T11:15:55</meta:creation-date>
    <dc:date>2015-09-12T09:23:34.916920495</dc:date>
    <meta:editing-cycles>21</meta:editing-cycles>
    <meta:editing-duration>P1DT2H48M52S</meta:editing-duration>
    <meta:generator>LibreOffice/4.2.8.2$Linux_X86_64 LibreOffice_project/420m0$Build-2</meta:generator>
    <meta:document-statistic meta:object-count="87"/>
  </office:meta>
</office:document-meta>
</file>